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Sans Serif'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/>
    </style:style>
    <style:style style:name="P2" style:family="paragraph" style:parent-style-name="Text_20_body" style:list-style-name="L1">
      <style:paragraph-properties fo:text-align="justify" style:justify-single-word="false" fo:orphans="2" fo:widows="2"/>
    </style:style>
    <style:style style:name="P3" style:family="paragraph" style:parent-style-name="Text_20_body" style:list-style-name="L2">
      <style:paragraph-properties fo:margin-top="0.291cm" fo:margin-bottom="0.291cm" style:line-height-at-least="0.476cm" fo:orphans="2" fo:widows="2"/>
      <style:text-properties fo:font-variant="normal" fo:text-transform="none" fo:color="#666666" style:font-name="Arial" fo:font-size="8.2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arquitectura MIPS32 se basa en una longitud fija, el conjunto de instrucciones regularmente <text:s/>codificadas y utiliza un modelo de carga / almacénamiento de datos. La arquitectura se hace más eficiente para apoyar la ejecución óptima de lenguajes de alto nivel. Las operaciones aritméticas y lógicas utilizan un formato de tres operandos,permitiendo que los compiladores para optimizar la formulación de expresiones complejas. Disponibilidad de 32 registros de propósito general permite a los compiladores a una nueva generación del código para obtener un rendimiento optimo al mantener los datos de acceso frecuente en los registros.</text:p>
      <text:p text:style-name="P1"/>
      <text:list xml:id="list1685027195" text:style-name="L1">
        <text:list-item>
          <text:p text:style-name="P2">A 32-bit RISC architecture that has been in commercial use since 1985</text:p>
        </text:list-item>
      </text:list>
      <text:list xml:id="list419129982" text:style-name="L2">
        <text:list-item>
          <text:p text:style-name="P3">A well supported software ecosystem that has been built up over that time to support different market segments</text:p>
        </text:list-item>
        <text:list-item>
          <text:p text:style-name="P3">Widely used in multiple markets - home entertainment, SOHO networking, office automation, networking/telecommunications infrastructure, hand-held mobile devices, and more</text:p>
        </text:list-item>
        <text:list-item>
          <text:p text:style-name="P3">A clean architecture allows for a wide range of implementations - from cost-constrained microcontrollers to super-computers</text:p>
        </text:list-item>
      </text:list>
      <text:p text:style-name="P1">SPIM es un simulador de auto-contenido que ejecuta programas en MIPS32. Se lee y ejecuta los programas escritos en lenguaje ensamblador para este procesador. Spim también proporciona un depurador simple y un conjunto mínimo de servicios del sistema operativo.spim no <text:s/>ejecuta binarios (compilado) programas.</text:p>
      <text:p text:style-name="P1">Spim implementa <text:s/>casi todo el conjunto de instrucciones del <text:s/>MIPS32, ominitiendo las operaciones de coma flotante, modos de redondeo y tablas del sistema de memoria de pagina.</text:p>
      <text:p text:style-name="P1"/>
      <text:p text:style-name="P1">El linker es una interfaz que crea en eljecutable entre los objetos y las librerias</text:p>
      <text:p text:style-name="P1">ensamblador, lee un unico archivo fuente en lenguaje ensamblador y produce un archivo objeto</text:p>
      <text:p text:style-name="P1"/>
      <text:p text:style-name="P1">objeto: es un codigo maquina que contiene <text:s/>informacion binaria e informacion de manteniemientoq ue ayuda a combinar archivos de un programa</text:p>
      <text:p text:style-name="P1"/>
      <text:p text:style-name="P1">proceso de simulacion: coje el lenguaje de mas alto nivel lo pasa a un compilador y le quita todas las etiquetas q tenga, una etiqueta es cuando en el programa tenemos cosas referenciadas con un nombre y no con la direccion especifica, luego de pasar al compilador pasa a un ensamblador que traduce todo a codigo de maquina y luego va al linker que es el que crea el ejecutable entre los objetos y las librerias.</text:p>
      <text:p text:style-name="P1"/>
      <text:p text:style-name="P1">Assembler:Es la representacion simbolica de la codificacion binaria del lenguaje de un computador</text:p>
      <text:p text:style-name="P1">interrupcion: <text:s/>es una operación que detiene las instrucciones, realiza la operación y continua las operacion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'Sans Serif'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ebastian</meta:initial-creator>
    <meta:creation-date>2012-03-15T11:17:25</meta:creation-date>
    <dc:date>2012-03-28T11:20:34</dc:date>
    <dc:creator>juan sebastian</dc:creator>
    <meta:editing-duration>PT8M38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13" meta:word-count="388" meta:character-count="2525" meta:non-whitespace-character-count="2148"/>
  </office:meta>
</office:document-meta>
</file>